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draw:stroke="none" draw:fill-color="#729fcf" draw:textarea-horizontal-align="justify" draw:textarea-vertical-align="middle" draw:auto-grow-height="false" fo:min-height="0.036cm" fo:min-width="0cm"/>
    </style:style>
    <style:style style:name="gr4" style:family="graphic" style:parent-style-name="standard">
      <style:graphic-properties draw:stroke="none" draw:fill-color="#729fcf" draw:textarea-horizontal-align="justify" draw:textarea-vertical-align="middle" draw:auto-grow-height="false" fo:min-height="0.037cm" fo:min-width="0cm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-color="#ff0000" draw:textarea-horizontal-align="justify" draw:textarea-vertical-align="middle" draw:auto-grow-height="false" fo:min-height="0.036cm" fo:min-width="0cm"/>
    </style:style>
    <style:style style:name="gr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672cm" fo:min-width="1.422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fo:min-height="1.27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style:text-properties style:font-name="Ubuntu Mono"/>
    </style:style>
    <style:style style:name="P5" style:family="paragraph">
      <loext:graphic-properties draw:fill="none" draw:fill-color="#ffffff"/>
      <style:text-properties style:font-name="Ubuntu Mono"/>
    </style:style>
    <style:style style:name="P6" style:family="paragraph">
      <loext:graphic-properties draw:fill-color="#ff0000"/>
      <style:paragraph-properties fo:text-align="center"/>
    </style:style>
    <style:style style:name="T1" style:family="text">
      <style:text-properties style:font-name="Ubuntu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9cm" svg:y1="0.3cm" svg:x2="12.9cm" svg:y2="9.8cm">
          <text:p/>
        </draw:line>
        <draw:line draw:style-name="gr2" draw:text-style-name="P1" draw:layer="layout" svg:x1="17.65cm" svg:y1="5.05cm" svg:x2="8.15cm" svg:y2="5.05cm">
          <text:p text:style-name="P2"/>
        </draw:line>
        <draw:custom-shape draw:style-name="gr3" draw:text-style-name="P3" draw:layer="layout" svg:width="0.405cm" svg:height="0.404cm" svg:x="10.274cm" svg:y="2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9.565cm" svg:y="6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4cm" svg:height="0.405cm" svg:x="10.576cm" svg:y="5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1.384cm" svg:y="6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4cm" svg:height="0.405cm" svg:x="13.746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4cm" svg:height="0.405cm" svg:x="12.4cm" svg:y="5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4.996cm" svg:y="6.6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404cm" svg:height="0.404cm" svg:x="15.996cm" svg:y="5.6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404cm" svg:height="0.404cm" svg:x="14.82cm" svg:y="8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9.565cm" svg:y="1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1.182cm" svg:y="1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4cm" svg:height="0.405cm" svg:x="8.959cm" svg:y="2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9.46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2.9cm" svg:y="1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3.203cm" svg:y="7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4.316cm" svg:y="1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4.72cm" svg:y="2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4cm" svg:height="0.405cm" svg:x="14.897cm" svg:y="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5.935cm" svg:y="3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5.527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5cm" svg:height="0.404cm" svg:x="11.788cm" svg:y="8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9.767cm" svg:y="8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5cm" svg:height="0.405cm" svg:x="8.756cm" svg:y="7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8.959cm" svg:y="5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5cm" svg:height="0.405cm" svg:x="11.788cm" svg:y="2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3.104cm" svg:y="3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4cm" svg:height="0.405cm" svg:x="11.285cm" svg:y="3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line draw:style-name="gr1" draw:text-style-name="P1" draw:layer="layout" svg:x1="12.9cm" svg:y1="0.3cm" svg:x2="12.9cm" svg:y2="9.8cm">
          <text:p/>
        </draw:line>
        <draw:line draw:style-name="gr2" draw:text-style-name="P1" draw:layer="layout" svg:x1="17.65cm" svg:y1="5.05cm" svg:x2="8.15cm" svg:y2="5.05cm">
          <text:p/>
        </draw:line>
        <draw:custom-shape draw:style-name="gr3" draw:text-style-name="P3" draw:layer="layout" svg:width="0.405cm" svg:height="0.404cm" svg:x="10.274cm" svg:y="2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9.565cm" svg:y="6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4cm" svg:height="0.405cm" svg:x="10.576cm" svg:y="5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1.384cm" svg:y="6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4cm" svg:height="0.405cm" svg:x="13.746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4cm" svg:height="0.405cm" svg:x="12.4cm" svg:y="5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4.996cm" svg:y="6.6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404cm" svg:height="0.404cm" svg:x="15.996cm" svg:y="5.6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404cm" svg:height="0.404cm" svg:x="14.82cm" svg:y="8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9.565cm" svg:y="1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1.182cm" svg:y="1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4cm" svg:height="0.405cm" svg:x="8.959cm" svg:y="2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9.46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2.9cm" svg:y="1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3.203cm" svg:y="7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4.316cm" svg:y="1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4.72cm" svg:y="2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4cm" svg:height="0.405cm" svg:x="14.897cm" svg:y="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5.935cm" svg:y="3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5.527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5cm" svg:height="0.404cm" svg:x="11.788cm" svg:y="8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9.767cm" svg:y="8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5cm" svg:height="0.405cm" svg:x="8.756cm" svg:y="7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8.959cm" svg:y="5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8.25cm" svg:height="1cm" svg:x="0.15cm" svg:y="3.05cm">
          <draw:text-box>
            <text:p text:style-name="P4"><text:span text:style-name="T1">“</text:span><text:span text:style-name="T1">List TechNoon courses”</text:span></text:p>
          </draw:text-box>
        </draw:frame>
        <draw:custom-shape draw:style-name="gr4" draw:text-style-name="P3" draw:layer="layout" svg:width="0.405cm" svg:height="0.405cm" svg:x="11.788cm" svg:y="2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3.104cm" svg:y="3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4cm" svg:height="0.405cm" svg:x="11.285cm" svg:y="3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line draw:style-name="gr1" draw:text-style-name="P1" draw:layer="layout" svg:x1="12.9cm" svg:y1="0.3cm" svg:x2="12.9cm" svg:y2="9.8cm">
          <text:p/>
        </draw:line>
        <draw:line draw:style-name="gr2" draw:text-style-name="P1" draw:layer="layout" svg:x1="17.65cm" svg:y1="5.05cm" svg:x2="8.15cm" svg:y2="5.05cm">
          <text:p/>
        </draw:line>
        <draw:custom-shape draw:style-name="gr3" draw:text-style-name="P3" draw:layer="layout" svg:width="0.405cm" svg:height="0.404cm" svg:x="10.274cm" svg:y="2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9.565cm" svg:y="6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4cm" svg:height="0.405cm" svg:x="10.576cm" svg:y="5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1.384cm" svg:y="6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4cm" svg:height="0.405cm" svg:x="13.746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4cm" svg:height="0.405cm" svg:x="12.4cm" svg:y="5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4.996cm" svg:y="6.6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404cm" svg:height="0.404cm" svg:x="15.996cm" svg:y="5.6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404cm" svg:height="0.404cm" svg:x="14.82cm" svg:y="8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9.565cm" svg:y="1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1.182cm" svg:y="1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4cm" svg:height="0.405cm" svg:x="8.959cm" svg:y="2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9.46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2.9cm" svg:y="1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3.203cm" svg:y="7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4.316cm" svg:y="1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4.72cm" svg:y="2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4cm" svg:height="0.405cm" svg:x="14.897cm" svg:y="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5.935cm" svg:y="3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5.527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5cm" svg:height="0.404cm" svg:x="11.788cm" svg:y="8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9.767cm" svg:y="8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5cm" svg:height="0.405cm" svg:x="8.756cm" svg:y="7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8.959cm" svg:y="5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7.65cm" svg:y1="3.55cm" svg:x2="12.4cm" svg:y2="3.55cm">
          <text:p/>
        </draw:line>
        <draw:custom-shape draw:style-name="gr7" draw:text-style-name="P6" draw:layer="layout" svg:width="0.404cm" svg:height="0.404cm" svg:x="12.193cm" svg:y="3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8.25cm" svg:height="1cm" svg:x="0.15cm" svg:y="3.05cm">
          <draw:text-box>
            <text:p text:style-name="P4"><text:span text:style-name="T1">“</text:span><text:span text:style-name="T1">List TechNoon courses”</text:span></text:p>
          </draw:text-box>
        </draw:frame>
        <draw:custom-shape draw:style-name="gr4" draw:text-style-name="P3" draw:layer="layout" svg:width="0.405cm" svg:height="0.405cm" svg:x="11.788cm" svg:y="2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3.104cm" svg:y="3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4cm" svg:height="0.405cm" svg:x="11.285cm" svg:y="3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line draw:style-name="gr1" draw:text-style-name="P1" draw:layer="layout" svg:x1="12.9cm" svg:y1="0.3cm" svg:x2="12.9cm" svg:y2="9.8cm">
          <text:p/>
        </draw:line>
        <draw:line draw:style-name="gr2" draw:text-style-name="P1" draw:layer="layout" svg:x1="17.65cm" svg:y1="5.05cm" svg:x2="8.15cm" svg:y2="5.05cm">
          <text:p/>
        </draw:line>
        <draw:custom-shape draw:style-name="gr3" draw:text-style-name="P3" draw:layer="layout" svg:width="0.405cm" svg:height="0.404cm" svg:x="10.274cm" svg:y="2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9.565cm" svg:y="6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4cm" svg:height="0.405cm" svg:x="10.576cm" svg:y="5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1.384cm" svg:y="6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4cm" svg:height="0.405cm" svg:x="13.746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4cm" svg:height="0.405cm" svg:x="12.4cm" svg:y="5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4.996cm" svg:y="6.6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404cm" svg:height="0.404cm" svg:x="15.996cm" svg:y="5.6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404cm" svg:height="0.404cm" svg:x="14.82cm" svg:y="8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9.565cm" svg:y="1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1.182cm" svg:y="1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4cm" svg:height="0.405cm" svg:x="8.959cm" svg:y="2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9.46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2.9cm" svg:y="1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3.203cm" svg:y="7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4.316cm" svg:y="1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4.72cm" svg:y="2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4cm" svg:height="0.405cm" svg:x="14.897cm" svg:y="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5.935cm" svg:y="3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5.527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5cm" svg:height="0.404cm" svg:x="11.788cm" svg:y="8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9.767cm" svg:y="8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5cm" svg:height="0.405cm" svg:x="8.756cm" svg:y="7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8.959cm" svg:y="5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83cm" svg:height="2.83cm" svg:x="10.98cm" svg:y="2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7.65cm" svg:y1="3.55cm" svg:x2="12.4cm" svg:y2="3.55cm">
          <text:p/>
        </draw:line>
        <draw:custom-shape draw:style-name="gr7" draw:text-style-name="P6" draw:layer="layout" svg:width="0.404cm" svg:height="0.404cm" svg:x="12.193cm" svg:y="3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8.25cm" svg:height="1cm" svg:x="0.15cm" svg:y="3.05cm">
          <draw:text-box>
            <text:p text:style-name="P4"><text:span text:style-name="T1">“</text:span><text:span text:style-name="T1">List TechNoon courses”</text:span></text:p>
          </draw:text-box>
        </draw:frame>
        <draw:custom-shape draw:style-name="gr4" draw:text-style-name="P3" draw:layer="layout" svg:width="0.405cm" svg:height="0.405cm" svg:x="11.788cm" svg:y="2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3.104cm" svg:y="3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4cm" svg:height="0.405cm" svg:x="11.285cm" svg:y="3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line draw:style-name="gr1" draw:text-style-name="P1" draw:layer="layout" svg:x1="12.9cm" svg:y1="0.3cm" svg:x2="12.9cm" svg:y2="9.8cm">
          <text:p/>
        </draw:line>
        <draw:line draw:style-name="gr2" draw:text-style-name="P1" draw:layer="layout" svg:x1="17.65cm" svg:y1="5.05cm" svg:x2="8.15cm" svg:y2="5.05cm">
          <text:p/>
        </draw:line>
        <draw:custom-shape draw:style-name="gr3" draw:text-style-name="P3" draw:layer="layout" svg:width="0.405cm" svg:height="0.404cm" svg:x="10.274cm" svg:y="2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9.565cm" svg:y="6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4cm" svg:height="0.405cm" svg:x="10.576cm" svg:y="5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1.384cm" svg:y="6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4cm" svg:height="0.405cm" svg:x="13.746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4cm" svg:height="0.405cm" svg:x="12.4cm" svg:y="5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4.996cm" svg:y="6.6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404cm" svg:height="0.404cm" svg:x="15.996cm" svg:y="5.6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404cm" svg:height="0.404cm" svg:x="14.82cm" svg:y="8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9.565cm" svg:y="1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1.182cm" svg:y="1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4cm" svg:height="0.405cm" svg:x="8.959cm" svg:y="2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9.46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2.9cm" svg:y="1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3.203cm" svg:y="7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4.316cm" svg:y="1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4.72cm" svg:y="2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4cm" svg:height="0.405cm" svg:x="14.897cm" svg:y="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5.935cm" svg:y="3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15.527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5cm" svg:height="0.404cm" svg:x="11.788cm" svg:y="8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9.767cm" svg:y="8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5cm" svg:height="0.405cm" svg:x="8.756cm" svg:y="7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04cm" svg:height="0.404cm" svg:x="8.959cm" svg:y="5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83cm" svg:height="2.83cm" svg:x="10.98cm" svg:y="2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7.65cm" svg:y1="3.55cm" svg:x2="12.4cm" svg:y2="3.55cm">
          <text:p/>
        </draw:line>
        <draw:custom-shape draw:style-name="gr7" draw:text-style-name="P6" draw:layer="layout" svg:width="0.404cm" svg:height="0.404cm" svg:x="12.193cm" svg:y="3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8.25cm" svg:height="1cm" svg:x="0.15cm" svg:y="3.05cm">
          <draw:text-box>
            <text:p text:style-name="P4"><text:span text:style-name="T1">“</text:span><text:span text:style-name="T1">List TechNoon courses”</text:span></text:p>
          </draw:text-box>
        </draw:frame>
        <draw:frame draw:style-name="gr9" draw:text-style-name="P5" draw:layer="layout" svg:width="7cm" svg:height="1.529cm" svg:x="17.9cm" svg:y="1.3cm">
          <draw:text-box>
            <text:p text:style-name="P4"><text:span text:style-name="T1">“</text:span><text:span text:style-name="T1">... AINoon is a TechNoon course ...”</text:span></text:p>
          </draw:text-box>
        </draw:frame>
        <draw:frame draw:style-name="gr9" draw:text-style-name="P5" draw:layer="layout" svg:width="7cm" svg:height="1.529cm" svg:x="17.9cm" svg:y="4.021cm">
          <draw:text-box>
            <text:p text:style-name="P4"><text:span text:style-name="T1">“</text:span><text:span text:style-name="T1">... PyNoon is a TechNoon course ...”</text:span></text:p>
          </draw:text-box>
        </draw:frame>
        <draw:frame draw:style-name="gr9" draw:text-style-name="P5" draw:layer="layout" svg:width="7cm" svg:height="1.529cm" svg:x="17.9cm" svg:y="6.55cm">
          <draw:text-box>
            <text:p text:style-name="P4"><text:span text:style-name="T1">“</text:span><text:span text:style-name="T1">... GitNoon is a TechNoon course ...”</text:span></text:p>
          </draw:text-box>
        </draw:frame>
        <draw:line draw:style-name="gr6" draw:text-style-name="P1" draw:layer="layout" svg:x1="11.999cm" svg:y1="2.744cm" svg:x2="17.9cm" svg:y2="2.3cm">
          <text:p/>
        </draw:line>
        <draw:custom-shape draw:style-name="gr4" draw:text-style-name="P3" draw:layer="layout" svg:width="0.405cm" svg:height="0.405cm" svg:x="11.788cm" svg:y="2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3.381cm" svg:y1="3.919cm" svg:x2="18.15cm" svg:y2="4.606cm">
          <text:p/>
        </draw:line>
        <draw:custom-shape draw:style-name="gr3" draw:text-style-name="P3" draw:layer="layout" svg:width="0.404cm" svg:height="0.404cm" svg:x="13.104cm" svg:y="3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1.57cm" svg:y1="4.167cm" svg:x2="18.15cm" svg:y2="7.3cm">
          <text:p/>
        </draw:line>
        <draw:custom-shape draw:style-name="gr4" draw:text-style-name="P3" draw:layer="layout" svg:width="0.404cm" svg:height="0.405cm" svg:x="11.285cm" svg:y="3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04T20:34:23.792968738</meta:creation-date>
    <dc:date>2025-10-04T20:49:42.203133047</dc:date>
    <meta:editing-duration>PT4M57S</meta:editing-duration>
    <meta:editing-cycles>1</meta:editing-cycles>
    <meta:document-statistic meta:object-count="163"/>
    <meta:generator>LibreOffice/7.3.7.2$Linux_X86_64 LibreOffice_project/30$Build-2</meta:generator>
  </office:meta>
</office:document-meta>
</file>